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0ea5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18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gradient" draw:fill-color="#729fcf" draw:fill-gradient-name="Gradient_20_3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gr1" style:family="graphic">
      <style:graphic-properties svg:stroke-color="#808080" draw:fill="solid" draw:fill-color="#ffffff" draw:textarea-horizontal-align="justify" draw:textarea-vertical-align="middle" draw:auto-grow-height="false" fo:min-height="0.609cm" fo:min-width="4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cbe00" draw:fill-color="#ffffff" draw:textarea-horizontal-align="justify" draw:textarea-vertical-align="middle" draw:auto-grow-height="false" fo:min-height="0.741cm" fo:min-width="6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8f187c" draw:fill-color="#ffffff" draw:textarea-horizontal-align="justify" draw:textarea-vertical-align="middle" draw:auto-grow-height="false" fo:min-height="0.635cm" fo:min-width="2.8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aaad" draw:fill-color="#ffffff" draw:textarea-horizontal-align="justify" draw:textarea-vertical-align="middle" draw:auto-grow-height="false" fo:min-height="0.609cm" fo:min-width="2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cf3834" draw:fill-color="#ffffff" draw:textarea-horizontal-align="justify" draw:textarea-vertical-align="middle" draw:auto-grow-height="false" fo:min-height="0.688cm" fo:min-width="3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6600" draw:fill-color="#ffffff" draw:textarea-horizontal-align="justify" draw:textarea-vertical-align="middle" draw:auto-grow-height="false" fo:min-height="0.693cm" fo:min-width="5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99ff" draw:fill-color="#ffffff" draw:textarea-horizontal-align="justify" draw:textarea-vertical-align="middle" draw:auto-grow-height="false" fo:min-height="0.723cm" fo:min-width="5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ff" draw:fill-color="#ffffff" draw:textarea-horizontal-align="justify" draw:textarea-vertical-align="middle" draw:auto-grow-height="false" fo:min-height="0.788cm" fo:min-width="2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9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ffff00" draw:fill-color="#ffffff" draw:textarea-horizontal-align="justify" draw:textarea-vertical-align="middle" draw:auto-grow-height="false" fo:min-height="0.693cm" fo:min-width="20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color="#000000" draw:fill="none" draw:fill-color="#ffffff" fo:min-height="0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color="#333333" draw:fill-color="#ffffff" draw:textarea-horizontal-align="justify" draw:textarea-vertical-align="middle" draw:auto-grow-height="false" fo:min-height="0.723cm" fo:min-width="10.1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color="#cc0066" draw:fill-color="#ffffff" draw:textarea-horizontal-align="justify" draw:textarea-vertical-align="middle" draw:auto-grow-height="false" fo:min-height="0.723cm" fo:min-width="7.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color="#cc00cc" draw:fill-color="#ffffff" draw:textarea-horizontal-align="justify" draw:textarea-vertical-align="middle" draw:auto-grow-height="false" fo:min-height="0.818cm" fo:min-width="3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color="#66ff66" draw:fill-color="#ffffff" draw:textarea-horizontal-align="justify" draw:textarea-vertical-align="middle" draw:auto-grow-height="false" fo:min-height="0.663cm" fo:min-width="3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99ffff" draw:fill-color="#ffffff" draw:textarea-horizontal-align="justify" draw:textarea-vertical-align="middle" draw:auto-grow-height="false" fo:min-height="0.661cm" fo:min-width="23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color="#ff6600" draw:fill-color="#ffffff" draw:textarea-horizontal-align="justify" draw:textarea-vertical-align="middle" draw:auto-grow-height="false" fo:min-height="0.732cm" fo:min-width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color="#000000" draw:fill="gradient" draw:fill-color="#729fcf" draw:fill-gradient-name="Gradient_20_3" draw:textarea-horizontal-align="justify" draw:textarea-vertical-align="middle" draw:auto-grow-height="false" fo:min-height="2.143cm" fo:min-width="25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Forme1" draw:style-name="gr25" draw:text-style-name="P11" svg:width="25.704cm" svg:height="2.142cm" svg:x="-0.002cm" svg:y="0.019cm"><text:p/><draw:enhanced-geometry svg:viewBox="0 0 21600 21600" draw:text-areas="0 0 21600 21600" draw:type="pentagon-right" draw:modifiers="18961.7068286957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frame text:anchor-type="paragraph" draw:z-index="1" draw:name="Forme2" draw:style-name="gr24" draw:text-style-name="P10" svg:width="24.727cm" svg:height="0.883cm" svg:x="0.187cm" svg:y="0.679cm"><draw:text-box><text:p><text:span text:style-name="T2">2ans <text:s text:c="2"/>4ans <text:s text:c="2"/>6ans <text:s text:c="2"/>8ans <text:s text:c="2"/>10ans <text:s text:c="2"/>12ans <text:s text:c="2"/>14ans <text:s text:c="2"/>16ans <text:s text:c="2"/>18ans <text:s text:c="2"/>20ans <text:s text:c="2"/>22ans <text:s text:c="2"/>24ans <text:s text:c="2"/>26ans <text:s text:c="2"/>28ans <text:s text:c="2"/>30ans <text:s text:c="2"/>Plus de 30</text:span></text:p></draw:text-box></draw:frame><draw:line text:anchor-type="paragraph" draw:z-index="2" draw:name="Forme3" draw:style-name="gr23" draw:text-style-name="P2" svg:x1="1.196cm" svg:y1="0.019cm" svg:x2="1.196cm" svg:y2="16.996cm"><text:p/></draw:line><draw:line text:anchor-type="paragraph" draw:z-index="3" draw:name="Forme4" draw:style-name="gr23" draw:text-style-name="P2" svg:x1="2.551cm" svg:y1="0.019cm" svg:x2="2.519cm" svg:y2="16.965cm"><text:p/></draw:line><draw:line text:anchor-type="paragraph" draw:z-index="4" draw:name="Forme5" draw:style-name="gr23" draw:text-style-name="P2" svg:x1="3.842cm" svg:y1="0.019cm" svg:x2="3.778cm" svg:y2="16.996cm"><text:p/></draw:line><draw:line text:anchor-type="paragraph" draw:z-index="5" draw:name="Forme6" draw:style-name="gr23" draw:text-style-name="P2" svg:x1="5.006cm" svg:y1="0.019cm" svg:x2="5.006cm" svg:y2="16.996cm"><text:p/></draw:line><draw:line text:anchor-type="paragraph" draw:z-index="6" draw:name="Forme7" draw:style-name="gr23" draw:text-style-name="P2" svg:x1="6.549cm" svg:y1="0.019cm" svg:x2="6.456cm" svg:y2="16.996cm"><text:p/></draw:line><draw:line text:anchor-type="paragraph" draw:z-index="7" draw:name="Forme8" draw:style-name="gr23" draw:text-style-name="P2" svg:x1="8.124cm" svg:y1="0.019cm" svg:x2="7.999cm" svg:y2="16.996cm"><text:p/></draw:line><draw:line text:anchor-type="paragraph" draw:z-index="8" draw:name="Forme9" draw:style-name="gr23" draw:text-style-name="P2" svg:x1="9.574cm" svg:y1="0.019cm" svg:x2="9.636cm" svg:y2="16.996cm"><text:p/></draw:line><draw:line text:anchor-type="paragraph" draw:z-index="9" draw:name="Forme10" draw:style-name="gr23" draw:text-style-name="P2" svg:x1="11.15cm" svg:y1="0.019cm" svg:x2="11.118cm" svg:y2="16.965cm"><text:p/></draw:line><draw:line text:anchor-type="paragraph" draw:z-index="10" draw:name="Forme11" draw:style-name="gr23" draw:text-style-name="P2" svg:x1="12.629cm" svg:y1="0.019cm" svg:x2="12.629cm" svg:y2="16.996cm"><text:p/></draw:line><draw:line text:anchor-type="paragraph" draw:z-index="11" draw:name="Forme12" draw:style-name="gr23" draw:text-style-name="P2" svg:x1="14.173cm" svg:y1="0.019cm" svg:x2="14.016cm" svg:y2="16.965cm"><text:p/></draw:line><draw:line text:anchor-type="paragraph" draw:z-index="12" draw:name="Forme13" draw:style-name="gr23" draw:text-style-name="P2" svg:x1="15.748cm" svg:y1="0.019cm" svg:x2="15.716cm" svg:y2="16.965cm"><text:p/></draw:line><draw:line text:anchor-type="paragraph" draw:z-index="13" draw:name="Forme14" draw:style-name="gr23" draw:text-style-name="P2" svg:x1="17.292cm" svg:y1="0.019cm" svg:x2="17.26cm" svg:y2="16.996cm"><text:p/></draw:line><draw:line text:anchor-type="paragraph" draw:z-index="14" draw:name="Forme15" draw:style-name="gr23" draw:text-style-name="P2" svg:x1="18.803cm" svg:y1="0.019cm" svg:x2="18.867cm" svg:y2="16.996cm"><text:p/></draw:line><draw:line text:anchor-type="paragraph" draw:z-index="15" draw:name="Forme16" draw:style-name="gr23" draw:text-style-name="P2" svg:x1="20.41cm" svg:y1="0.019cm" svg:x2="20.41cm" svg:y2="16.996cm"><text:p/></draw:line><draw:line text:anchor-type="paragraph" draw:z-index="17" draw:name="Forme18" draw:style-name="gr23" draw:text-style-name="P2" svg:x1="21.826cm" svg:y1="0.019cm" svg:x2="21.826cm" svg:y2="16.996cm"><text:p/></draw:line><draw:custom-shape text:anchor-type="paragraph" draw:z-index="18" draw:name="Forme19" draw:style-name="gr22" draw:text-style-name="P7" svg:width="5.292cm" svg:height="0.733cm" svg:x="3.842cm" svg:y="2.379cm"><text:p/><draw:enhanced-geometry svg:viewBox="0 0 21600 21600" draw:type="rectangle" draw:enhanced-path="M 0 0 L 21600 0 21600 21600 0 21600 0 0 Z N"/></draw:custom-shape><draw:frame text:anchor-type="paragraph" draw:z-index="19" draw:name="Forme20" draw:style-name="gr5" draw:text-style-name="P6" svg:width="2.992cm" svg:height="0.733cm" svg:x="5.574cm" svg:y="2.379cm"><draw:text-box><text:p><text:span text:style-name="T1">MBot</text:span></text:p></draw:text-box></draw:frame><draw:custom-shape text:anchor-type="paragraph" draw:z-index="20" draw:name="Forme21" draw:style-name="gr21" draw:text-style-name="P7" svg:width="23.813cm" svg:height="0.662cm" svg:x="1.669cm" svg:y="3.261cm"><text:p/><draw:enhanced-geometry svg:viewBox="0 0 21600 21600" draw:type="rectangle" draw:enhanced-path="M 0 0 L 21600 0 21600 21600 0 21600 0 0 Z N"/></draw:custom-shape><draw:frame text:anchor-type="paragraph" draw:z-index="21" draw:name="Forme22" draw:style-name="gr5" draw:text-style-name="P6" svg:width="4.001cm" svg:height="0.733cm" svg:x="12.629cm" svg:y="3.191cm"><draw:text-box><text:p><text:span text:style-name="T1">Cozmo</text:span></text:p></draw:text-box></draw:frame><draw:line text:anchor-type="paragraph" draw:z-index="16" draw:name="Forme17" draw:style-name="gr23" draw:text-style-name="P9" svg:x1="25.701cm" svg:y1="1.089cm" svg:x2="25.637cm" svg:y2="16.966cm"><text:p/></draw:line><draw:custom-shape text:anchor-type="paragraph" draw:z-index="22" draw:name="Forme23" draw:style-name="gr20" draw:text-style-name="P8" svg:width="3.116cm" svg:height="0.664cm" svg:x="1.67cm" svg:y="4.112cm"><text:p/><draw:enhanced-geometry svg:viewBox="0 0 21600 21600" draw:type="rectangle" draw:enhanced-path="M 0 0 L 21600 0 21600 21600 0 21600 0 0 Z N"/></draw:custom-shape><draw:frame text:anchor-type="paragraph" draw:z-index="23" draw:name="Forme24" draw:style-name="gr5" draw:text-style-name="P6" svg:width="1.985cm" svg:height="0.733cm" svg:x="2.298cm" svg:y="4.112cm"><draw:text-box><text:p><text:span text:style-name="T1">Botley</text:span></text:p></draw:text-box></draw:frame><draw:custom-shape text:anchor-type="paragraph" draw:z-index="24" draw:name="Forme25" draw:style-name="gr19" draw:text-style-name="P7" svg:width="3.56cm" svg:height="0.819cm" svg:x="1.196cm" svg:y="4.995cm"><text:p/><draw:enhanced-geometry svg:viewBox="0 0 21600 21600" draw:type="rectangle" draw:enhanced-path="M 0 0 L 21600 0 21600 21600 0 21600 0 0 Z N"/></draw:custom-shape><draw:frame text:anchor-type="paragraph" draw:z-index="25" draw:name="Forme26" draw:style-name="gr17" draw:text-style-name="P6" svg:width="3.499cm" svg:height="1.463cm" svg:x="1.258cm" svg:y="4.995cm"><draw:text-box><text:p><text:span text:style-name="T1">CodeyRocky</text:span></text:p></draw:text-box></draw:frame><draw:custom-shape text:anchor-type="paragraph" draw:z-index="26" draw:name="Forme27" draw:style-name="gr18" draw:text-style-name="P7" svg:width="7.34cm" svg:height="0.724cm" svg:x="1.762cm" svg:y="6.161cm"><text:p/><draw:enhanced-geometry svg:viewBox="0 0 21600 21600" draw:type="rectangle" draw:enhanced-path="M 0 0 L 21600 0 21600 21600 0 21600 0 0 Z N"/></draw:custom-shape><draw:frame text:anchor-type="paragraph" draw:z-index="27" draw:name="Forme28" draw:style-name="gr17" draw:text-style-name="P6" svg:width="3.781cm" svg:height="1.463cm" svg:x="3.778cm" svg:y="6.161cm"><draw:text-box><text:p><text:span text:style-name="T1">Dash and Dot</text:span></text:p></draw:text-box></draw:frame><draw:custom-shape text:anchor-type="paragraph" draw:z-index="28" draw:name="Forme29" draw:style-name="gr16" draw:text-style-name="P7" svg:width="10.175cm" svg:height="0.724cm" svg:x="3.842cm" svg:y="7.075cm"><text:p/><draw:enhanced-geometry svg:viewBox="0 0 21600 21600" draw:type="rectangle" draw:enhanced-path="M 0 0 L 21600 0 21600 21600 0 21600 0 0 Z N"/></draw:custom-shape><draw:frame text:anchor-type="paragraph" draw:z-index="29" draw:name="Forme30" draw:style-name="gr15" draw:text-style-name="P6" svg:width="4.506cm" svg:height="0.787cm" svg:x="7.401cm" svg:y="7.075cm"><draw:text-box><text:p><text:span text:style-name="T1">BOE Bot</text:span></text:p></draw:text-box></draw:frame><draw:custom-shape text:anchor-type="paragraph" draw:z-index="30" draw:name="Forme31" draw:style-name="gr14" draw:text-style-name="P7" svg:width="20.633cm" svg:height="0.694cm" svg:x="5.006cm" svg:y="8.019cm"><text:p/><draw:enhanced-geometry svg:viewBox="0 0 21600 21600" draw:type="rectangle" draw:enhanced-path="M 0 0 L 21600 0 21600 21600 0 21600 0 0 Z N"/></draw:custom-shape><draw:frame text:anchor-type="paragraph" draw:z-index="31" draw:name="Forme32" draw:style-name="gr13" draw:text-style-name="P6" svg:width="5.606cm" svg:height="0.913cm" svg:x="13.543cm" svg:y="8.019cm"><draw:text-box><text:p><text:span text:style-name="T1">MoweyDuino</text:span></text:p></draw:text-box></draw:frame><draw:custom-shape text:anchor-type="paragraph" draw:z-index="32" draw:name="Forme33" draw:style-name="gr12" draw:text-style-name="P7" svg:width="2.583cm" svg:height="0.789cm" svg:x="1.196cm" svg:y="9.153cm"><text:p/><draw:enhanced-geometry svg:viewBox="0 0 21600 21600" draw:type="rectangle" draw:enhanced-path="M 0 0 L 21600 0 21600 21600 0 21600 0 0 Z N"/></draw:custom-shape><draw:frame text:anchor-type="paragraph" draw:z-index="33" draw:name="Forme34" draw:style-name="gr11" draw:text-style-name="P6" svg:width="2.961cm" svg:height="0.819cm" svg:x="1.512cm" svg:y="9.123cm"><draw:text-box><text:p><text:span text:style-name="T1">Cubetto</text:span></text:p></draw:text-box></draw:frame><draw:custom-shape text:anchor-type="paragraph" draw:z-index="34" draw:name="Forme35" draw:style-name="gr10" draw:text-style-name="P7" svg:width="5.795cm" svg:height="0.724cm" svg:x="3.842cm" svg:y="10.13cm"><text:p/><draw:enhanced-geometry svg:viewBox="0 0 21600 21600" draw:type="rectangle" draw:enhanced-path="M 0 0 L 21600 0 21600 21600 0 21600 0 0 Z N"/></draw:custom-shape><draw:frame text:anchor-type="paragraph" draw:z-index="35" draw:name="Forme36" draw:style-name="gr9" draw:text-style-name="P6" svg:width="3.654cm" svg:height="0.851cm" svg:x="5.921cm" svg:y="10.13cm"><draw:text-box><text:p><text:span text:style-name="T1">Edison</text:span></text:p></draw:text-box></draw:frame><draw:custom-shape text:anchor-type="paragraph" draw:z-index="36" draw:name="Forme37" draw:style-name="gr8" draw:text-style-name="P7" svg:width="5.197cm" svg:height="0.694cm" svg:x="3.842cm" svg:y="11.169cm"><text:p/><draw:enhanced-geometry svg:viewBox="0 0 21600 21600" draw:type="rectangle" draw:enhanced-path="M 0 0 L 21600 0 21600 21600 0 21600 0 0 Z N"/></draw:custom-shape><draw:frame text:anchor-type="paragraph" draw:z-index="37" draw:name="Forme38" draw:style-name="gr7" draw:text-style-name="P6" svg:width="3.465cm" svg:height="0.757cm" svg:x="5.353cm" svg:y="11.105cm"><draw:text-box><text:p><text:span text:style-name="T1">Sphero</text:span></text:p></draw:text-box></draw:frame><draw:custom-shape text:anchor-type="paragraph" draw:z-index="38" draw:name="Forme39" draw:style-name="gr6" draw:text-style-name="P7" svg:width="3.862cm" svg:height="0.689cm" svg:x="5.006cm" svg:y="11.998cm"><text:p/><draw:enhanced-geometry svg:viewBox="0 0 21600 21600" draw:type="rectangle" draw:enhanced-path="M 0 0 L 21600 0 21600 21600 0 21600 0 0 Z N"/></draw:custom-shape><draw:frame text:anchor-type="paragraph" draw:z-index="39" draw:name="Forme40" draw:style-name="gr5" draw:text-style-name="P6" svg:width="2.696cm" svg:height="0.733cm" svg:x="5.939cm" svg:y="11.998cm"><draw:text-box><text:p><text:span text:style-name="T1">MRPi1</text:span></text:p></draw:text-box></draw:frame><draw:custom-shape text:anchor-type="paragraph" draw:z-index="40" draw:name="Forme41" draw:style-name="gr4" draw:text-style-name="P4" svg:width="2.583cm" svg:height="0.609cm" svg:x="1.196cm" svg:y="13.056cm"><text:p text:style-name="P2"><text:span text:style-name="T1">Beebot</text:span></text:p><draw:enhanced-geometry svg:viewBox="0 0 21600 21600" draw:type="rectangle" draw:enhanced-path="M 0 0 L 21600 0 21600 21600 0 21600 0 0 Z N"/></draw:custom-shape><draw:custom-shape text:anchor-type="paragraph" draw:z-index="41" draw:name="Forme42" draw:style-name="gr3" draw:text-style-name="P5" svg:width="2.865cm" svg:height="0.636cm" svg:x="5.006cm" svg:y="13.903cm"><text:p text:style-name="P2"><text:span text:style-name="T1">Scribbler 2</text:span></text:p><draw:enhanced-geometry svg:viewBox="0 0 21600 21600" draw:type="rectangle" draw:enhanced-path="M 0 0 L 21600 0 21600 21600 0 21600 0 0 Z N"/></draw:custom-shape><draw:custom-shape text:anchor-type="paragraph" draw:z-index="42" draw:name="Forme43" draw:style-name="gr2" draw:text-style-name="P4" svg:width="6.174cm" svg:height="0.742cm" svg:x="6.456cm" svg:y="14.697cm"><text:p text:style-name="P2"><text:span text:style-name="T1">Thymio II</text:span></text:p><draw:enhanced-geometry svg:viewBox="0 0 21600 21600" draw:type="rectangle" draw:enhanced-path="M 0 0 L 21600 0 21600 21600 0 21600 0 0 Z N"/></draw:custom-shape><draw:custom-shape text:anchor-type="paragraph" draw:z-index="43" draw:name="Forme44" draw:style-name="gr1" draw:text-style-name="P3" svg:width="4.222cm" svg:height="0.609cm" svg:x="3.778cm" svg:y="15.808cm"><text:p text:style-name="P2"><text:span text:style-name="T1">Ozobot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3" draw:display-name="Gradient 3" draw:style="linear" draw:start-color="#993366" draw:end-color="#ff3333" draw:start-intensity="100%" draw:end-intensity="9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10T08:29:11.371000000</meta:creation-date>
    <dc:date>2019-05-17T08:35:48.853000000</dc:date>
    <meta:editing-duration>PT22M50S</meta:editing-duration>
    <meta:editing-cycles>2</meta:editing-cycles>
    <meta:generator>LibreOffice/6.4.4.2$Windows_x86 LibreOffice_project/3d775be2011f3886db32dfd395a6a6d1ca2630ff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